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136e95" officeooo:paragraph-rsid="00136e95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142013" officeooo:paragraph-rsid="00142013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6a695" officeooo:paragraph-rsid="0016a695" style:font-name-asian="Courier New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98878" officeooo:paragraph-rsid="00198878" style:font-name-asian="Courier New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16bfe8" officeooo:paragraph-rsid="0016bfe8" style:font-name-asian="Courier New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1a8905" officeooo:paragraph-rsid="001a8905" style:font-name-asian="Courier New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157373" officeooo:paragraph-rsid="001c18e6" style:font-name-asian="Courier New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198878" officeooo:paragraph-rsid="00198878" style:font-name-asian="Courier New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16bfe8" officeooo:paragraph-rsid="001c18e6" style:font-name-asian="Courier New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1a8905" officeooo:paragraph-rsid="001c18e6" style:font-name-asian="Courier New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rsid="0017f36a" officeooo:paragraph-rsid="001c18e6" style:font-name-asian="Courier New" style:font-size-asian="10pt" style:font-name-complex="Liberation Mono" style:font-size-complex="10pt"/>
    </style:style>
    <style:style style:name="P14" style:family="paragraph" style:parent-style-name="Table_20_Contents">
      <style:text-properties style:font-name="Liberation Mono" fo:font-size="10pt" officeooo:paragraph-rsid="0012db9d" style:font-name-asian="Courier New" style:font-size-asian="10pt" style:font-name-complex="Liberation Mono" style:font-size-complex="10pt"/>
    </style:style>
    <style:style style:name="T1" style:family="text">
      <style:text-properties officeooo:rsid="00198878"/>
    </style:style>
    <style:style style:name="T2" style:family="text">
      <style:text-properties officeooo:rsid="0012db9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string">
            <text:p text:style-name="P3">6<text:span text:style-name="T1">0</text:span></text:p>
          </table:table-cell>
        </table:table-row>
        <table:table-row>
          <table:table-cell table:style-name="Table1.A2" office:value-type="string">
            <text:p text:style-name="P1">Use Case Name</text:p>
          </table:table-cell>
          <table:table-cell table:style-name="Table1.B2" office:value-type="string">
            <text:p text:style-name="P5">Connect to Advanced Web Service</text:p>
          </table:table-cell>
        </table:table-row>
        <table:table-row>
          <table:table-cell table:style-name="Table1.A2" office:value-type="string">
            <text:p text:style-name="P1">Included Cases</text:p>
          </table:table-cell>
          <table:table-cell table:style-name="Table1.B2" office:value-type="string">
            <text:p text:style-name="P2">None</text:p>
          </table:table-cell>
        </table:table-row>
        <table:table-row>
          <table:table-cell table:style-name="Table1.A2" office:value-type="string">
            <text:p text:style-name="P1">Priority</text:p>
          </table:table-cell>
          <table:table-cell table:style-name="Table1.B2" office:value-type="string">
            <text:p text:style-name="P5">Expected</text:p>
          </table:table-cell>
        </table:table-row>
        <table:table-row>
          <table:table-cell table:style-name="Table1.A2" office:value-type="string">
            <text:p text:style-name="P1">View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">Brief Description</text:p>
          </table:table-cell>
          <table:table-cell table:style-name="Table1.B2" office:value-type="string">
            <text:p text:style-name="P4"><text:span text:style-name="T1">Co-</text:span>DM <text:span text:style-name="T1">needs to be able to connect to the advanced web service for editing</text:span></text:p>
            <text:p text:style-name="P1"/>
          </table:table-cell>
        </table:table-row>
        <table:table-row>
          <table:table-cell table:style-name="Table1.A2" office:value-type="string">
            <text:p text:style-name="P1">Trigger</text:p>
          </table:table-cell>
          <table:table-cell table:style-name="Table1.B2" office:value-type="string">
            <text:p text:style-name="P5">Co-DM connects to IP in browser, enters a passphrase, and clicks “Connect” button on page</text:p>
            <text:p text:style-name="P5"/>
          </table:table-cell>
        </table:table-row>
        <table:table-row>
          <table:table-cell table:style-name="Table1.A2" office:value-type="string">
            <text:p text:style-name="P1">Actors</text:p>
          </table:table-cell>
          <table:table-cell table:style-name="Table1.B2" office:value-type="string">
            <text:p text:style-name="P1"><text:s text:c="3"/>1. <text:span text:style-name="T1">Co-DM</text:span></text:p>
            <text:p text:style-name="P1"/>
          </table:table-cell>
        </table:table-row>
        <table:table-row>
          <table:table-cell table:style-name="Table1.A2" office:value-type="string">
            <text:p text:style-name="P1">Inputs</text:p>
          </table:table-cell>
          <table:table-cell table:style-name="Table1.B2" office:value-type="string">
            <text:p text:style-name="P11"><text:s text:c="3"/>1. <text:span text:style-name="T1">Co-DM inputs IP into browser, enters a passphrase </text:span></text:p>
            <text:p text:style-name="P11"><text:span text:style-name="T1"><text:s text:c="6"/>in, and clicks “Connect” button</text:span></text:p>
            <text:p text:style-name="P6"/>
          </table:table-cell>
        </table:table-row>
        <table:table-row>
          <table:table-cell table:style-name="Table1.A2" office:value-type="string">
            <text:p text:style-name="P1">Outputs</text:p>
          </table:table-cell>
          <table:table-cell table:style-name="Table1.B2" office:value-type="string">
            <text:p text:style-name="P13"><text:s text:c="3"/>1. <text:span text:style-name="T1">Co-DM is connected to advanced web service and is </text:span></text:p>
            <text:p text:style-name="P13"><text:span text:style-name="T1"><text:s text:c="6"/>able to edit the world</text:span></text:p>
            <text:p text:style-name="P1"/>
          </table:table-cell>
        </table:table-row>
        <table:table-row>
          <table:table-cell table:style-name="Table1.A2" office:value-type="string">
            <text:p text:style-name="P1">Main Flow</text:p>
          </table:table-cell>
          <table:table-cell table:style-name="Table1.B2" office:value-type="string">
            <text:p text:style-name="P9"><text:s text:c="3"/>1. Co-DM wants to connect to the advanced web service </text:p>
            <text:p text:style-name="P9"><text:s text:c="6"/>to edit the world</text:p>
            <text:p text:style-name="P12"><text:s text:c="3"/>2. Co-DM navigates to a specific IP the advanced web </text:p>
            <text:p text:style-name="P12"><text:s text:c="6"/>service is hosted at in a browser</text:p>
            <text:p text:style-name="P7"><text:s text:c="3"/>3. Co-DM enters a super secret passphrase</text:p>
            <text:p text:style-name="P7"><text:s text:c="3"/>4. Co-DM clicks “Connect” button</text:p>
            <text:p text:style-name="P7"><text:s text:c="3"/>5. Co-DM is connected to Advanced Web Service</text:p>
            <text:p text:style-name="P1"/>
          </table:table-cell>
        </table:table-row>
        <table:table-row>
          <table:table-cell table:style-name="Table1.A2" office:value-type="string">
            <text:p text:style-name="P1">Alternate Flows</text:p>
          </table:table-cell>
          <table:table-cell table:style-name="Table1.B2" office:value-type="string">
            <text:p text:style-name="P14"><text:span text:style-name="T2">None</text:span></text:p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9:36:18.670000000</dc:date>
    <meta:editing-duration>PT1H21M13S</meta:editing-duration>
    <meta:editing-cycles>14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31" meta:word-count="138" meta:character-count="809" meta:non-whitespace-character-count="650"/>
  </office:meta>
</office:document-meta>
</file>